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0fa136"/>
    </style:style>
    <style:style style:name="P2" style:family="paragraph" style:parent-style-name="Header">
      <style:text-properties officeooo:paragraph-rsid="000fa136"/>
    </style:style>
    <style:style style:name="P3" style:family="paragraph" style:parent-style-name="Heading_20_3">
      <style:text-properties officeooo:rsid="0011f33f" officeooo:paragraph-rsid="0011f33f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Text_20_body">
      <style:text-properties officeooo:rsid="00104ece" officeooo:paragraph-rsid="00104ece"/>
    </style:style>
    <style:style style:name="P6" style:family="paragraph" style:parent-style-name="Text_20_body" style:list-style-name="L1">
      <style:text-properties officeooo:rsid="00104ece" officeooo:paragraph-rsid="00104ece"/>
    </style:style>
    <style:style style:name="P7" style:family="paragraph" style:parent-style-name="Text_20_body" style:list-style-name="L2">
      <style:text-properties officeooo:rsid="00104ece" officeooo:paragraph-rsid="00104ece"/>
    </style:style>
    <style:style style:name="P8" style:family="paragraph" style:parent-style-name="Text_20_body" style:list-style-name="L2">
      <style:text-properties fo:font-style="normal" officeooo:rsid="00104ece" officeooo:paragraph-rsid="00104ece" style:font-style-asian="normal" style:font-style-complex="normal"/>
    </style:style>
    <style:style style:name="P9" style:family="paragraph" style:parent-style-name="Text_20_body">
      <style:text-properties fo:font-style="normal" officeooo:rsid="0011d18d" officeooo:paragraph-rsid="0011d18d" style:font-style-asian="normal" style:font-style-complex="normal"/>
    </style:style>
    <style:style style:name="P10" style:family="paragraph" style:parent-style-name="Text_20_body" style:list-style-name="L3">
      <style:text-properties fo:font-style="normal" officeooo:rsid="0011d18d" officeooo:paragraph-rsid="0011d18d" style:font-style-asian="normal" style:font-style-complex="normal"/>
    </style:style>
    <style:style style:name="P11" style:family="paragraph" style:parent-style-name="Text_20_body">
      <style:text-properties officeooo:rsid="0011d18d" officeooo:paragraph-rsid="0011d18d"/>
    </style:style>
    <style:style style:name="P12" style:family="paragraph" style:parent-style-name="Text_20_body">
      <style:text-properties style:font-name="Source Code Pro" officeooo:rsid="0011d18d" officeooo:paragraph-rsid="0011d18d"/>
    </style:style>
    <style:style style:name="P13" style:family="paragraph" style:parent-style-name="Text_20_body">
      <style:text-properties officeooo:rsid="0011f33f" officeooo:paragraph-rsid="0011f33f"/>
    </style:style>
    <style:style style:name="P14" style:family="paragraph" style:parent-style-name="Title">
      <style:text-properties officeooo:rsid="00104ece" officeooo:paragraph-rsid="00104ece"/>
    </style:style>
    <style:style style:name="T1" style:family="text">
      <style:text-properties officeooo:rsid="00104ece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04ece" style:font-size-asian="10.5pt"/>
    </style:style>
    <style:style style:name="T4" style:family="text">
      <style:text-properties style:font-name="Carlito" officeooo:rsid="0011d18d" style:font-size-asian="10.5pt"/>
    </style:style>
    <style:style style:name="T5" style:family="text">
      <style:text-properties fo:text-transform="uppercase" style:font-name="Caladea" fo:font-size="28pt" fo:font-weight="bold" style:font-name-asian="Source Han Sans CN Regular" style:font-size-asian="28pt" style:font-weight-asian="bold" style:font-name-complex="Lohit Devanagari" style:font-size-complex="2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Source Code Pro"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11d18d"/>
    </style:style>
    <style:style style:name="T11" style:family="text">
      <style:text-properties officeooo:rsid="0011f3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Fixed sized collections</text:span></text:p>
      <text:p text:style-name="Text_20_body"/>
      <text:p text:style-name="P5">Arrays are <text:span text:style-name="T6">fixed sized collections</text:span><text:span text:style-name="T7">.</text:span></text:p>
      <text:p text:style-name="P5"><text:span text:style-name="T7">Arrays:</text:span></text:p>
      <text:list xml:id="list2449065286" text:style-name="L1">
        <text:list-item>
          <text:p text:style-name="P6"><text:span text:style-name="T7">Fixed in length, unlike </text:span><text:span text:style-name="T8">ArrayList</text:span><text:span text:style-name="T7">, </text:span><text:span text:style-name="T8">HashSet</text:span><text:span text:style-name="T7">, </text:span><text:span text:style-name="T8">HashMap</text:span><text:span text:style-name="T7">, etc.</text:span></text:p>
        </text:list-item>
        <text:list-item>
          <text:p text:style-name="P6"><text:span text:style-name="T7">Use a special syntax</text:span></text:p>
          <text:list>
            <text:list-item>
              <text:p text:style-name="P6"><text:span text:style-name="T7">For historical reasons.</text:span></text:p>
            </text:list-item>
          </text:list>
        </text:list-item>
        <text:list-item>
          <text:p text:style-name="P6"><text:span text:style-name="T7">Objects with no methods.</text:span></text:p>
          <text:list>
            <text:list-item>
              <text:p text:style-name="P6"><text:span text:style-name="T7">Methods are provided by other classes; e.g., </text:span><text:span text:style-name="T8">java.util.Arrays</text:span></text:p>
            </text:list-item>
          </text:list>
        </text:list-item>
        <text:list-item>
          <text:p text:style-name="P6"><text:span text:style-name="T7">Methods are static. </text:span></text:p>
        </text:list-item>
      </text:list>
      <text:p text:style-name="P5"><text:span text:style-name="T7">Sometimes the maximum collection size can be pre-determined.</text:span></text:p>
      <text:list xml:id="list4278820616" text:style-name="L2">
        <text:list-item>
          <text:p text:style-name="P7"><text:span text:style-name="T7">A special fixed-size collection type is available: an </text:span><text:span text:style-name="T9">array</text:span></text:p>
        </text:list-item>
        <text:list-item>
          <text:p text:style-name="P8"><text:span text:style-name="T7">Unlike the flexible </text:span><text:span text:style-name="T8">List</text:span><text:span text:style-name="T7"> collections, arrays can store object references or primitive-type values (without autoboxing)</text:span></text:p>
        </text:list-item>
      </text:list>
      <text:p text:style-name="P9"><text:span text:style-name="T7">Using an array</text:span></text:p>
      <text:list xml:id="list80101264" text:style-name="L3">
        <text:list-item>
          <text:p text:style-name="P10"><text:span text:style-name="T7">Square-bracket notation is used to access an array element: <text:tab/></text:span><text:span text:style-name="T8">hourCounts[...]</text:span></text:p>
        </text:list-item>
        <text:list-item>
          <text:p text:style-name="P10"><text:span text:style-name="T7">Elements are used like ordinary variables</text:span></text:p>
        </text:list-item>
        <text:list-item>
          <text:p text:style-name="P10"><text:span text:style-name="T7">The target of an assignment: <text:tab/></text:span><text:span text:style-name="T8">hourCounts[hour] = ...;</text:span></text:p>
        </text:list-item>
        <text:list-item>
          <text:p text:style-name="P10"><text:span text:style-name="T7">In an expression: <text:tab/></text:span><text:span text:style-name="T8">hourCounts[hour]++;<text:line-break/><text:tab/><text:tab/><text:tab/>if(hourCounts[hour] &gt; 0) { ...</text:span></text:p>
        </text:list-item>
      </text:list>
      <text:p text:style-name="P11">Standard array use:</text:p>
      <text:p text:style-name="P12">private int[] hourCounts;<text:line-break/>private String[] names;</text:p>
      <text:p text:style-name="P12"/>
      <text:p text:style-name="P12">hourCounts = new int[24];</text:p>
      <text:p text:style-name="P12"/>
      <text:p text:style-name="P12">hourCounts[i] = 0;<text:line-break/>hourCounts[i]++;<text:line-break/>System.out.println(hourCounts[i]);</text:p>
      <text:h text:style-name="P4" text:outline-level="3">Creating array<text:span text:style-name="T10">s and their elements</text:span></text:h>
      <text:p text:style-name="P12">private String[] animals;</text:p>
      <text:p text:style-name="P12">animals = new String[5];</text:p>
      <text:p text:style-name="P12">animals[0] = “Monkey”;<text:line-break/>animals[2] = “Cow”;</text:p>
      <text:h text:style-name="P3" text:outline-level="3">The for loop</text:h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04ece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104ece"/>
    </style:style>
    <style:style style:name="MT4" style:family="text">
      <style:text-properties style:font-name="Carlito" officeooo:rsid="0011d18d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span text:style-name="MT2"><text:tab/></text:span><text:span text:style-name="MT1">Programming Practice and Applications</text:span><text:span text:style-name="MT2"><text:tab/></text:span><text:span text:style-name="MT3">24/11/2020</text:span></text:p>
      </style:header>
      <style:footer>
        <text:p text:style-name="MP2"><text:span text:style-name="MT2">Aaron Patrick Monte<text:tab/></text:span><text:span text:style-name="MT4">Fixed Size Collections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4T12:04:47.490355143</meta:creation-date>
    <dc:title>Notetaking</dc:title>
    <meta:generator>LibreOffice/7.0.2.2$Linux_X86_64 LibreOffice_project/00$Build-2</meta:generator>
    <meta:editing-duration>PT9M23S</meta:editing-duration>
    <meta:editing-cycles>2</meta:editing-cycles>
    <dc:date>2020-11-24T13:05:01.452471064</dc:date>
    <meta:document-statistic meta:table-count="0" meta:image-count="0" meta:object-count="0" meta:page-count="2" meta:paragraph-count="28" meta:word-count="171" meta:character-count="1184" meta:non-whitespace-character-count="1046"/>
    <meta:template xlink:type="simple" xlink:actuate="onRequest" xlink:title="Notetaking" xlink:href="../../../../../.config/libreoffice/4/user/template/Notetaking.ott" meta:date="2020-11-24T12:04:46.155796335"/>
  </office:meta>
</office:document-meta>
</file>